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83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74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3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1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none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000000" style:font-name="Segoe UI Semibold" fo:font-size="28pt" fo:text-shadow="none" fo:font-weight="normal" style:font-size-asian="28pt" style:font-weight-asian="normal" style:font-size-complex="28pt" style:font-weight-complex="normal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line-height="100%" fo:text-indent="0cm" style:text-autospace="none" style:writing-mode="lr-tb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color="#000000" style:font-name="Arial" fo:font-size="24pt" fo:font-style="italic" fo:text-shadow="1pt 1pt" style:font-size-asian="24pt" style:font-style-asian="italic" style:font-size-complex="24pt" style:font-style-complex="italic"/>
    </style:style>
    <style:style style:name="P6" style:family="paragraph">
      <loext:graphic-properties draw:fill-color="#ffffff"/>
    </style:style>
    <style:style style:name="P7" style:family="paragraph">
      <style:paragraph-properties fo:margin-left="0.318cm" fo:margin-right="0cm" fo:margin-top="0cm" fo:margin-bottom="0cm" fo:line-height="100%" fo:text-indent="-0.318cm" style:text-autospace="none" style:writing-mode="lr-tb"/>
    </style:style>
    <style:style style:name="P8" style:family="paragraph">
      <loext:graphic-properties draw:fill="none" draw:fill-color="#ffffff"/>
      <style:paragraph-properties fo:margin-left="0.318cm" fo:margin-right="0cm" fo:margin-top="0cm" fo:margin-bottom="0cm" fo:line-height="100%" fo:text-indent="-0.318cm" style:text-autospace="none" style:writing-mode="lr-tb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color="#000000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color="#000099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none" style:writing-mode="lr-tb"/>
    </style:style>
    <style:style style:name="P12" style:family="paragraph">
      <loext:graphic-properties draw:fill="none" draw:fill-color="#ffffff"/>
      <style:paragraph-properties fo:margin-left="0.318cm" fo:margin-right="0cm" fo:margin-top="0cm" fo:margin-bottom="0cm" fo:line-height="100%" fo:text-align="start" fo:text-indent="-0.318cm" style:text-autospace="none" style:writing-mode="lr-tb"/>
      <style:text-properties fo:color="#000000" style:font-name="Segoe UI" fo:font-size="8.5pt" fo:text-shadow="1pt 1pt" style:font-name-asian="Segoe UI" style:font-size-asian="8.5pt" style:font-name-complex="Segoe UI" style:font-size-complex="8.5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text-position="super 58%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5" style:family="text">
      <style:text-properties fo:color="#000000" style:text-position="super 58%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6" style:family="text">
      <style:text-properties fo:color="#000000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9.044cm" svg:height="3.063cm" svg:x="4.578cm" svg:y="1.016cm">
          <draw:text-box>
            <text:p text:style-name="P1"><text:span text:style-name="T1">Old Testament</text:span></text:p>
            <text:p text:style-name="P1"><text:span text:style-name="T2">Isaiah 5:1–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4.639cm" svg:height="5.081cm" svg:x="1.523cm" svg:y="1.015cm">
          <draw:text-box>
            <text:p text:style-name="P4"><text:span text:style-name="T3">1</text:span><text:span text:style-name="T4">Let me sing for my beloved my love song concerning his vineyard: My beloved had a vineyard on a very fertile hi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5" draw:layer="layout" svg:width="24.639cm" svg:height="7.999cm" svg:x="1.524cm" svg:y="0.891cm">
          <draw:text-box>
            <text:p text:style-name="P4"><text:span text:style-name="T3">2</text:span><text:span text:style-name="T4">He dug it and cleared it of stones, and planted it with choice vines; he built a watchtower in the midst of it, and hewed out a wine vat in it; and he looked for it to yield grapes, but it yielded wild grapes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8" draw:layer="layout" svg:width="24.639cm" svg:height="7.784cm" svg:x="1.662cm" svg:y="0.852cm">
          <draw:text-box>
            <text:p text:style-name="P7"><text:span text:style-name="T3">3</text:span><text:span text:style-name="T4">And now, O inhabitants of Jerusalem and men</text:span></text:p>
            <text:p text:style-name="P4"><text:span text:style-name="T4">of Judah, judge between me and my vineyard. </text:span><text:span text:style-name="T3">4</text:span><text:span text:style-name="T4">What more was there to do for my vineyard, that I have not done in it? When I looked for it to yield grapes, why did it yield wild grapes?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6" draw:text-style-name="P9" draw:layer="layout" svg:width="24.639cm" svg:height="6.351cm" svg:x="1.733cm" svg:y="0.806cm">
          <draw:text-box>
            <text:p text:style-name="P4"><text:span text:style-name="T5">5</text:span><text:span text:style-name="T6">And now I will tell you what I will do to my vineyard. I will remove its hedge, and it shall be devoured; I will break down its wall, and it shall be trampled dow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7" draw:text-style-name="P10" draw:layer="layout" svg:width="24.893cm" svg:height="6.263cm" svg:x="1.523cm" svg:y="0.849cm">
          <draw:text-box>
            <text:p text:style-name="P4"><text:span text:style-name="T5">6</text:span><text:span text:style-name="T6">I will make it a waste; it shall not be pruned or hoed, and briers and thorns shall grow up; I will also command the clouds that they rain no rain upon i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8" draw:text-style-name="P12" draw:layer="layout" svg:width="25.392cm" svg:height="7.766cm" svg:x="1.362cm" svg:y="0.829cm">
          <draw:text-box>
            <text:p text:style-name="P11"><text:span text:style-name="T5">7</text:span><text:span text:style-name="T6">For the vineyard of the LORD of hosts is the house of Israel, and the men of Judah are his pleasant planting; and he looked for justice, but behold, bloodshed; for righteousness, but behold, an outcry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8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3cm" svg:x="1.399cm" svg:y="0.626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6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6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6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10-03T23:06:07.485000000</meta:creation-date>
    <dc:date>2017-10-04T17:05:53.268000000</dc:date>
    <meta:editing-duration>PT18M6S</meta:editing-duration>
    <meta:editing-cycles>6</meta:editing-cycles>
    <meta:generator>LibreOffice/5.4.1.2$Windows_X86_64 LibreOffice_project/ea7cb86e6eeb2bf3a5af73a8f7777ac570321527</meta:generator>
    <meta:document-statistic meta:object-count="42"/>
  </office:meta>
</office:document-meta>
</file>